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13.875cm"/>
    </style:style>
    <style:style style:name="co4" style:family="table-column">
      <style:table-column-properties fo:break-before="auto" style:column-width="6.68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map style:condition="is-true-formula(NOT(ISBLANK([$Sheet1.$E1])))" style:apply-style-name="Completed" style:base-cell-address="Sheet1.E1"/>
      <style:map style:condition="is-true-formula(NOT(ISBLANK([$Sheet1.$F1])))" style:apply-style-name="Dropped" style:base-cell-address="Sheet1.E1"/>
    </style:style>
    <style:style style:name="ce2" style:family="table-cell" style:parent-style-name="Default" style:data-style-name="N37">
      <style:map style:condition="is-true-formula(NOT(ISBLANK([$Sheet1.$E1])))" style:apply-style-name="Completed" style:base-cell-address="Sheet1.E1"/>
      <style:map style:condition="is-true-formula(NOT(ISBLANK([$Sheet1.$F1])))" style:apply-style-name="Dropped" style:base-cell-address="Sheet1.E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3">
          <table:table-cell office:value-type="string">
            <text:p>Project</text:p>
          </table:table-cell>
          <table:table-cell office:value-type="string">
            <text:p>Source</text:p>
          </table:table-cell>
          <table:table-cell office:value-type="string">
            <text:p>Information</text:p>
          </table:table-cell>
          <table:table-cell office:value-type="string">
            <text:p>Started</text:p>
          </table:table-cell>
          <table:table-cell office:value-type="string">
            <text:p>Finished</text:p>
          </table:table-cell>
          <table:table-cell office:value-type="string">
            <text:p>Dropped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VividCore</text:p>
          </table:table-cell>
          <table:table-cell office:value-type="string">
            <text:p>memory</text:p>
          </table:table-cell>
          <table:table-cell office:value-type="string">
            <text:p>memory_tracker add allocated and freed count of tries and bytes</text:p>
          </table:table-cell>
          <table:table-cell table:style-name="ce2" office:value-type="date" office:date-value="2019-10-30">
            <text:p>30/10/19</text:p>
          </table:table-cell>
          <table:table-cell table:style-name="ce2" office:value-type="date" office:date-value="2019-10-04">
            <text:p>04/10/19</text:p>
          </table:table-cell>
          <table:table-cell table:number-columns-repeated="1019"/>
        </table:table-row>
        <table:table-row table:style-name="ro3">
          <table:table-cell office:value-type="string">
            <text:p>VividCore</text:p>
          </table:table-cell>
          <table:table-cell office:value-type="string">
            <text:p>memory</text:p>
          </table:table-cell>
          <table:table-cell office:value-type="string">
            <text:p>memory_tracker add custom allocator for that data</text:p>
          </table:table-cell>
          <table:table-cell table:style-name="ce2" office:value-type="date" office:date-value="2019-11-15">
            <text:p>15/11/19</text:p>
          </table:table-cell>
          <table:table-cell table:number-columns-repeated="1020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d" style:family="table-cell" style:parent-style-name="Default">
      <style:table-cell-properties fo:background-color="#99ff66"/>
    </style:style>
    <style:style style:name="Dropped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15/11/2019</text:date>, <text:time>09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41:13.77</meta:creation-date>
    <dc:date>2019-11-15T09:27:19.04</dc:date>
    <dc:creator>Nick Frost</dc:creator>
    <meta:editing-duration>PT15M49S</meta:editing-duration>
    <meta:editing-cycles>6</meta:editing-cycles>
    <meta:generator>OpenOffice/4.1.5$Win32 OpenOffice.org_project/415m1$Build-9789</meta:generator>
    <meta:document-statistic meta:table-count="3" meta:cell-count="16" meta:object-count="0"/>
  </office:meta>
</office:document-meta>
</file>